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P2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 fo:break-before="page"/>
      <style:text-properties officeooo:rsid="00092736" officeooo:paragraph-rsid="00064755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d9c21" officeooo:paragraph-rsid="00064755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0a7c41"/>
    </style:style>
    <style:style style:name="P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64755" style:font-size-asian="14pt" style:font-size-complex="14pt"/>
    </style:style>
    <style:style style:name="P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064755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8" style:family="paragraph" style:parent-style-name="Standard" style:list-style-name="L1">
      <style:text-properties officeooo:paragraph-rsid="00064755"/>
    </style:style>
    <style:style style:name="P9" style:family="paragraph" style:parent-style-name="Standard" style:list-style-name="L2">
      <style:paragraph-properties fo:margin-top="0.101cm" fo:margin-bottom="0cm" loext:contextual-spacing="false"/>
      <style:text-properties officeooo:rsid="0000bb06" officeooo:paragraph-rsid="00064755"/>
    </style:style>
    <style:style style:name="P10" style:family="paragraph" style:parent-style-name="Standard" style:list-style-name="L2">
      <style:paragraph-properties fo:margin-top="0.101cm" fo:margin-bottom="0cm" loext:contextual-spacing="false"/>
      <style:text-properties officeooo:rsid="00171eca" officeooo:paragraph-rsid="00064755"/>
    </style:style>
    <style:style style:name="P11" style:family="paragraph" style:parent-style-name="Standard" style:list-style-name="L2">
      <style:paragraph-properties fo:margin-top="0.101cm" fo:margin-bottom="0cm" loext:contextual-spacing="false"/>
      <style:text-properties officeooo:rsid="00103f65" officeooo:paragraph-rsid="00064755"/>
    </style:style>
    <style:style style:name="P12" style:family="paragraph" style:parent-style-name="Standard" style:list-style-name="L3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13" style:family="paragraph" style:parent-style-name="Standard">
      <style:paragraph-properties fo:margin-left="1.866cm" fo:margin-right="0cm" fo:text-indent="0cm" style:auto-text-indent="false"/>
      <style:text-properties style:use-window-font-color="true" officeooo:rsid="00235aa1" officeooo:paragraph-rsid="00064755"/>
    </style:style>
    <style:style style:name="P14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15" style:family="paragraph" style:parent-style-name="Standard" style:list-style-name="L5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16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18fe21" officeooo:paragraph-rsid="00064755"/>
    </style:style>
    <style:style style:name="P17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1aa454" officeooo:paragraph-rsid="00064755"/>
    </style:style>
    <style:style style:name="P18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300e3" officeooo:paragraph-rsid="00064755"/>
    </style:style>
    <style:style style:name="P19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6f2ce" officeooo:paragraph-rsid="00064755"/>
    </style:style>
    <style:style style:name="P20" style:family="paragraph" style:parent-style-name="Standard" style:list-style-name="L5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P21" style:family="paragraph" style:parent-style-name="Standard">
      <style:paragraph-properties fo:margin-left="2.501cm" fo:margin-right="0cm" fo:text-indent="-0.635cm" style:auto-text-indent="false"/>
      <style:text-properties style:use-window-font-color="true" officeooo:rsid="00092736" officeooo:paragraph-rsid="00064755"/>
    </style:style>
    <style:style style:name="P2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23" style:family="paragraph" style:parent-style-name="Standard" style:master-page-name="">
      <loext:graphic-properties draw:fill="none"/>
      <style:paragraph-properties fo:margin-left="1.101cm" fo:margin-right="0cm" fo:margin-top="0.101cm" fo:margin-bottom="0cm" loext:contextual-spacing="false" fo:text-indent="0cm" style:auto-text-indent="false" style:page-number="auto" fo:background-color="transparent"/>
      <style:text-properties style:use-window-font-color="true" officeooo:rsid="003c5760" officeooo:paragraph-rsid="000ddf15"/>
    </style:style>
    <style:style style:name="T1" style:family="text">
      <style:text-properties officeooo:rsid="000f0f67"/>
    </style:style>
    <style:style style:name="T2" style:family="text">
      <style:text-properties officeooo:rsid="00103f65"/>
    </style:style>
    <style:style style:name="T3" style:family="text">
      <style:text-properties officeooo:rsid="001243cf"/>
    </style:style>
    <style:style style:name="T4" style:family="text">
      <style:text-properties officeooo:rsid="00171eca"/>
    </style:style>
    <style:style style:name="T5" style:family="text">
      <style:text-properties officeooo:rsid="00201efb"/>
    </style:style>
    <style:style style:name="T6" style:family="text">
      <style:text-properties officeooo:rsid="000fc981"/>
    </style:style>
    <style:style style:name="T7" style:family="text">
      <style:text-properties officeooo:rsid="001aa454"/>
    </style:style>
    <style:style style:name="T8" style:family="text">
      <style:text-properties officeooo:rsid="00047f42"/>
    </style:style>
    <style:style style:name="T9" style:family="text">
      <style:text-properties officeooo:rsid="001e1328"/>
    </style:style>
    <style:style style:name="T10" style:family="text">
      <style:text-properties fo:color="#008000" officeooo:rsid="0007e753"/>
    </style:style>
    <style:style style:name="T11" style:family="text">
      <style:text-properties officeooo:rsid="001e258f"/>
    </style:style>
    <style:style style:name="T12" style:family="text">
      <style:text-properties officeooo:rsid="0021dfa1"/>
    </style:style>
    <style:style style:name="T13" style:family="text">
      <style:text-properties officeooo:rsid="000aaa88"/>
    </style:style>
    <style:style style:name="T14" style:family="text">
      <style:text-properties officeooo:rsid="0009fbd0"/>
    </style:style>
    <style:style style:name="T15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16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09fbd0" style:font-size-asian="18pt" style:font-weight-asian="bold" style:font-size-complex="18pt" style:font-weight-complex="bold"/>
    </style:style>
    <style:style style:name="T18" style:family="text">
      <style:text-properties fo:font-size="18pt" fo:font-weight="bold" officeooo:rsid="000d9c21" style:font-size-asian="18pt" style:font-weight-asian="bold" style:font-size-complex="18pt" style:font-weight-complex="bold"/>
    </style:style>
    <style:style style:name="T19" style:family="text">
      <style:text-properties officeooo:rsid="00092736"/>
    </style:style>
    <style:style style:name="T20" style:family="text">
      <style:text-properties style:text-position="0% 100%" officeooo:rsid="003c5f11"/>
    </style:style>
    <style:style style:name="T21" style:family="text">
      <style:text-properties style:text-position="0% 100%" officeooo:rsid="003e2ce8"/>
    </style:style>
    <style:style style:name="T22" style:family="text">
      <style:text-properties fo:color="#ff0000" officeooo:rsid="000f5e30"/>
    </style:style>
    <style:style style:name="T23" style:family="text">
      <style:text-properties fo:color="#ff0000" fo:font-weight="bold" officeooo:rsid="000f5e30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34708676573480821" text:style-name="L1">
        <text:list-item>
          <text:p text:style-name="P8"><text:span text:style-name="T17">UC14:</text:span><text:span text:style-name="T18"> Rimuovi Segnali Regola</text:span></text:p>
        </text:list-item>
      </text:list>
      <text:p text:style-name="P3"><text:s/></text:p>
      <text:p text:style-name="P3"/>
      <text:p text:style-name="P6"><text:span text:style-name="T14">Test 1</text:span>:<text:tab/><text:tab/>Rimozione Operatore <text:span text:style-name="T1">IO Regola</text:span></text:p>
      <text:p text:style-name="P7"/>
      <text:p text:style-name="P5">Input:</text:p>
      <text:list xml:id="list932546081398866795" text:style-name="L2">
        <text:list-item>
          <text:p text:style-name="P9">Apertura di un foglio di lavoro selezionando: File/Nuova Regola</text:p>
        </text:list-item>
        <text:list-item>
          <text:p text:style-name="P10">Inserimento nome regola “rule_n”</text:p>
        </text:list-item>
        <text:list-item>
          <text:p text:style-name="P9">Inserimento Operatore selezionando: <text:span text:style-name="T2">Source</text:span>/long</text:p>
        </text:list-item>
        <text:list-item>
          <text:p text:style-name="P11">Inserimento molteplicità 1</text:p>
        </text:list-item>
        <text:list-item>
          <text:p text:style-name="P11">Inserimento nome segnale: “temperatura_1”</text:p>
        </text:list-item>
        <text:list-item>
          <text:p text:style-name="P9">Selezion<text:span text:style-name="T3">e</text:span> con tasto destro sull’operatore <text:span text:style-name="T4">Source</text:span></text:p>
        </text:list-item>
        <text:list-item>
          <text:p text:style-name="P9">Selezione opzione ellimina dal context Menu</text:p>
        </text:list-item>
      </text:list>
      <text:p text:style-name="P5">Output atteso:</text:p>
      <text:list xml:id="list429244804869265450" text:style-name="L3">
        <text:list-header>
          <text:p text:style-name="P12">L’operatore<text:span text:style-name="T5"> Source</text:span> viene rimosso dal foglio di lavoro</text:p>
        </text:list-header>
      </text:list>
      <text:p text:style-name="P7"/>
      <text:p text:style-name="P7"/>
      <text:p text:style-name="P7"/>
      <text:p text:style-name="P7"><text:span text:style-name="T24"/></text:p>
      <text:p text:style-name="P6"><text:span text:style-name="T14">Test 2</text:span>:<text:tab/> Rimozione Operatore <text:span text:style-name="T6">IO Regola</text:span> con collegamenti</text:p>
      <text:p text:style-name="P7"/>
      <text:p text:style-name="P5">Input:</text:p>
      <text:list xml:id="list5349113356814566511" text:style-name="L4">
        <text:list-item>
          <text:p text:style-name="P14">Apertura di un foglio di lavoro selezionando File/Nuova Regola</text:p>
        </text:list-item>
        <text:list-item>
          <text:p text:style-name="P16">Inserimento nome regola “rule_n”</text:p>
        </text:list-item>
        <text:list-item>
          <text:p text:style-name="P14">Inserimento Operatore selezionando <text:span text:style-name="T7">Source</text:span>/long</text:p>
        </text:list-item>
        <text:list-item>
          <text:p text:style-name="P17">Inserimento molteplicità 1</text:p>
        </text:list-item>
        <text:list-item>
          <text:p text:style-name="P17">Inserimento nome segnale “temperatura_1”</text:p>
        </text:list-item>
        <text:list-item>
          <text:p text:style-name="P14">Inserimento Operatore selezionando <text:span text:style-name="T8">Somma</text:span>/long</text:p>
        </text:list-item>
        <text:list-item>
          <text:p text:style-name="P18">Collegamento <text:span text:style-name="T8">della porta di output dell’operatore Source con una porta di input dell’operatore somma</text:span></text:p>
        </text:list-item>
        <text:list-item>
          <text:p text:style-name="P19">Collegamento dell’altra porta di input dell’operatore somma con la porta di output dell’operatore <text:span text:style-name="T9">Source</text:span> <text:span text:style-name="T10">(cosi testiamo sia link come target che come source)</text:span></text:p>
        </text:list-item>
        <text:list-item>
          <text:p text:style-name="P14">Seleziona con tasto destro sull’operatore <text:span text:style-name="T11">Source</text:span></text:p>
        </text:list-item>
        <text:list-item>
          <text:p text:style-name="P14">Selezione opzione ellimina dal context Menu</text:p>
        </text:list-item>
      </text:list>
      <text:p text:style-name="P5">Output atteso:</text:p>
      <text:list xml:id="list884393023468331115" text:style-name="L5">
        <text:list-header>
          <text:p text:style-name="P15">L’operatore <text:span text:style-name="T12">Source </text:span>viene rimosso dal foglio di lavoro</text:p>
          <text:p text:style-name="P20">Vengono rimossi tutti i link i<text:span text:style-name="T13">nseriti</text:span></text:p>
        </text:list-header>
      </text:list>
      <text:p text:style-name="P1"/>
      <text:p text:style-name="P1"/>
      <text:p text:style-name="P2"/>
      <text:p text:style-name="P4"><text:span text:style-name="T19"><text:s/><text:tab/></text:span><text:span text:style-name="T15">Note</text:span><text:span text:style-name="T16">:</text:span></text:p>
      <text:p text:style-name="P23"><text:span text:style-name="T21">La procedura ti testing mi ha fatto riscontrare</text:span><text:span text:style-name="T20"> un’</text:span><text:span text:style-name="T21">ulteriore </text:span><text:span text:style-name="T20">anomalia: ripetendo il Test 1 nel caso di due operatori parzialmente sovrapposti e tentando quindi di elliminare l’operatore sottostante, vengono elliminati entrambi. Questo comportamento non è analizzato in ulteriori test in quanto ritenuto un’anomalia di JointJs (che fornisce l’operatore da elliminare alla seleziona con il tasto destro) piuttosto che del nostro progetto.</text:span></text:p>
      <text:p text:style-name="P2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39:19.837680990</meta:creation-date>
    <dc:date>2017-06-03T14:53:38.961091127</dc:date>
    <meta:editing-duration>PT9M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242" meta:character-count="1687" meta:non-whitespace-character-count="1490"/>
  </office:meta>
</office:document-meta>
</file>